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1">
      <style:paragraph-properties fo:margin-left="0.3in" fo:margin-right="0in" fo:text-indent="-0.3in" style:auto-text-indent="false"/>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ChangeCredits.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6180441935711755763" text:style-name="WWNum1">
        <text:list-item>
          <text:p text:style-name="P16"><text:soft-page-break/></text:p>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changeamountdue()</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5"><text:soft-page-break/></text:p>
      <text:list xml:id="list4935211812309" text:continue-numbering="true" text:style-name="WWNum1">
        <text:list-item>
          <text:p text:style-name="P16"/>
        </text:list-item>
        <text:list-item>
          <text:p text:style-name="P16"/>
        </text:list-item>
      </text:list>
      <text:p text:style-name="P5"/>
      <text:p text:style-name="P5"/>
      <text:p text:style-name="P5"/>
      <text:p text:style-name="P5"/>
      <text:list xml:id="list4936217234257" text:continue-numbering="true" text:style-name="WWNum1">
        <text:list-item>
          <text:p text:style-name="P17"><text:span text:style-name="T3">Reviewer’s Comments:<text:line-break/>nothing to improve</text:span></text:p>
        </text:list-item>
        <text:list-item>
          <text:p text:style-name="P1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398" meta:character-count="2396" meta:non-whitespace-character-count="2059"/>
    <meta:generator>LibreOfficeDev/5.1.0.3$Linux_X86_64 LibreOffice_project/</meta:generator>
  </office:meta>
</office:document-meta>
</file>